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rverProfileModifier.getToken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Password( byte [ ]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getServer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erverProfileModifier.BaseServerProfile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getResync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getFailuresInEpo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FailuresInEpoch( int failuresInEpo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TokenPin( String tokenP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ActivationKey( String activ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BaseServerProfileModifier( Server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ServerProfileModifier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ResynchCount( int resynch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Modifier.setUser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